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ffffcc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b3b300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 draw:fontwork-style="rotate" draw:fontwork-distance="0.15cm" draw:fontwork-start="0cm" draw:fontwork-outline="false" draw:fontwork-shadow="normal" draw:fontwork-shadow-offset-x="0cm" draw:fontwork-shadow-offset-y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 draw:fontwork-style="rotate" draw:fontwork-adjust="center" draw:fontwork-distance="0.1cm" draw:fontwork-start="0cm" draw:fontwork-mirror="false" draw:fontwork-shadow-offset-x="0cm" draw:fontwork-shadow-offset-y="0cm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8000" draw:marker-end="Arrow" draw:marker-end-width="0.3cm" draw:textarea-horizontal-align="center" draw:textarea-vertical-align="middle" draw:fontwork-style="rotate" draw:fontwork-distance="0.1cm" draw:fontwork-start="0cm" draw:fontwork-mirror="false" draw:fontwork-shadow-offset-x="0cm" draw:fontwork-shadow-offset-y="0cm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9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00ffff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fill="solid" draw:fill-color="#00ff00" draw:textarea-horizontal-align="justify" draw:textarea-vertical-align="middle" draw:auto-grow-height="false" draw:shadow="hidden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 draw:fontwork-style="rotate" draw:fontwork-distance="0.15cm" draw:fontwork-start="0cm" draw:fontwork-mirror="true" draw:fontwork-outline="false" draw:fontwork-shadow="normal" draw:fontwork-shadow-offset-x="0cm" draw:fontwork-shadow-offset-y="0cm"/>
    </style:style>
    <style:style style:name="gr13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family="'Courier New'" style:font-style-name="Normal" style:font-family-generic="modern" style:font-pitch="fixed" fo:font-size="24pt" fo:font-style="italic" style:font-size-asian="18pt" style:font-style-asian="italic" style:font-size-complex="18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urier New'" style:font-style-name="Normal" style:font-family-generic="modern" style:font-pitch="fixed" fo:font-size="24pt" style:font-size-asian="18pt" style:font-size-complex="18pt"/>
    </style:style>
    <style:style style:name="P4" style:family="paragraph">
      <style:paragraph-properties fo:text-align="center"/>
      <style:text-properties fo:color="#008000" fo:font-family="'Courier New'" style:font-style-name="Normal" style:font-family-generic="modern" style:font-pitch="fixed" fo:font-size="24pt" style:font-size-asian="16pt" style:font-size-complex="16pt"/>
    </style:style>
    <style:style style:name="T1" style:family="text">
      <style:text-properties fo:font-family="'Courier New'" style:font-style-name="Normal" style:font-family-generic="modern" style:font-pitch="fixed" fo:font-size="24pt" style:font-size-asian="18pt" style:font-size-complex="18pt"/>
    </style:style>
    <style:style style:name="T2" style:family="text">
      <style:text-properties fo:color="#008000" fo:font-family="'Courier New'" style:font-style-name="Normal" style:font-family-generic="modern" style:font-pitch="fixed" fo:font-size="24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8.988cm" svg:height="13.335cm" svg:x="0.4cm" svg:y="1.067cm">
          <draw:glue-point draw:id="4" svg:x="1cm" svg:y="0cm" draw:align="top"/>
          <draw:glue-point draw:id="5" svg:x="1.749cm" svg:y="-5cm"/>
          <draw:glue-point draw:id="6" svg:x="-1.749cm" svg:y="-5cm"/>
          <draw:glue-point draw:id="7" svg:x="-3.498cm" svg:y="-5cm"/>
          <draw:glue-point draw:id="8" svg:x="-5.003cm" svg:y="-3.744cm"/>
          <draw:glue-point draw:id="9" svg:x="1.749cm" svg:y="5cm"/>
          <draw:glue-point draw:id="10" svg:x="0cm" svg:y="5cm"/>
          <draw:glue-point draw:id="11" svg:x="5cm" svg:y="-2.5cm"/>
          <draw:glue-point draw:id="12" svg:x="5cm" svg:y="2.5cm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6.35cm" svg:height="1.721cm" svg:x="0.356cm" svg:y="17.996cm">
          <draw:glue-point draw:id="4" svg:x="1.749cm" svg:y="-4.995cm"/>
          <draw:glue-point draw:id="5" svg:x="1.749cm" svg:y="5.013cm"/>
          <draw:glue-point draw:id="6" svg:x="3.498cm" svg:y="5.013cm"/>
          <draw:glue-point draw:id="7" svg:x="-1.749cm" svg:y="5.013cm"/>
          <text:p text:style-name="P2"><text:span text:style-name="T1">Disconn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4.445cm" svg:height="1.905cm" svg:x="11.151cm" svg:y="10.097cm">
          <draw:glue-point draw:id="4" svg:x="2.002cm" svg:y="-4.619cm"/>
          <draw:glue-point draw:id="5" svg:x="-1.498cm" svg:y="5.013cm"/>
          <draw:glue-point draw:id="6" svg:x="2.002cm" svg:y="5.013cm"/>
          <draw:glue-point draw:id="7" svg:x="-3.248cm" svg:y="5.013cm"/>
          <draw:glue-point draw:id="8" svg:x="5.005cm" svg:y="3.753cm"/>
          <draw:glue-point draw:id="9" svg:x="3.752cm" svg:y="5.013cm"/>
          <draw:glue-point draw:id="10" svg:x="0.252cm" svg:y="5.013cm"/>
          <draw:glue-point draw:id="11" svg:x="-2.5cm" svg:y="-5.007cm"/>
          <text:p text:style-name="P2"><text:span text:style-name="T1">Esc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3.531cm" svg:y1="17.996cm" svg:x2="3.531cm" svg:y2="7.818cm" draw:start-shape="id1" draw:start-glue-point="0" draw:end-shape="id2" draw:end-glue-point="10" svg:d="m3531 17996v-10178">
          <text:p text:style-name="P2"><text:span text:style-name="T1">connect()</text:span></text:p>
        </draw:connector>
        <draw:connector draw:style-name="gr5" draw:text-style-name="P3" draw:layer="layout" draw:type="curve" svg:x1="19.964cm" svg:y1="14.401cm" svg:x2="25.591cm" svg:y2="18.856cm" draw:start-shape="id3" draw:start-glue-point="9" draw:end-shape="id4" draw:end-glue-point="3" svg:d="m19964 14401c0 2970 1875 4455 5627 4455">
          <text:p text:style-name="P2"><text:span text:style-name="T1">close()</text:span></text:p>
        </draw:connector>
        <draw:custom-shape draw:style-name="gr6" draw:text-style-name="P3" xml:id="id5" draw:id="id5" draw:layer="layout" svg:width="4.559cm" svg:height="2.54cm" svg:x="11.037cm" svg:y="5.596cm">
          <draw:glue-point draw:id="4" svg:x="1cm" svg:y="0cm" draw:align="top"/>
          <draw:glue-point draw:id="5" svg:x="1.749cm" svg:y="-5cm"/>
          <draw:glue-point draw:id="6" svg:x="-1.749cm" svg:y="-5cm"/>
          <draw:glue-point draw:id="7" svg:x="-3.498cm" svg:y="-5cm"/>
          <draw:glue-point draw:id="8" svg:x="-4.748cm" svg:y="-2.83cm"/>
          <draw:glue-point draw:id="9" svg:x="1.749cm" svg:y="5cm"/>
          <draw:glue-point draw:id="10" svg:x="0cm" svg:y="5cm"/>
          <draw:glue-point draw:id="11" svg:x="-0.101cm" svg:y="-5.01cm"/>
          <draw:glue-point draw:id="12" svg:x="-2.494cm" svg:y="5cm"/>
          <draw:glue-point draw:id="13" svg:x="5cm" svg:y="2.5cm"/>
          <draw:glue-point draw:id="14" svg:x="-0.57cm" svg:y="5.007cm"/>
          <draw:glue-point draw:id="15" svg:x="-5.002cm" svg:y="2.5cm"/>
          <draw:glue-point draw:id="16" svg:x="5.001cm" svg:y="-2.83cm"/>
          <draw:glue-point draw:id="17" svg:x="-1.27cm" svg:y="-0.084cm" draw:align="bottom-right"/>
          <draw:glue-point draw:id="18" svg:x="-0.57cm" svg:y="-5.003cm"/>
          <draw:glue-point draw:id="19" svg:x="3.608cm" svg:y="-5.003cm"/>
          <draw:glue-point draw:id="20" svg:x="5.001cm" svg:y="-5.003cm"/>
          <draw:glue-point draw:id="21" svg:x="5.001cm" svg:y="-0.33cm"/>
          <draw:glue-point draw:id="22" svg:x="3.608cm" svg:y="5.007cm"/>
          <text:p text:style-name="P2"><text:span text:style-name="T1">Incom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curve" svg:x1="5.436cm" svg:y1="6.866cm" svg:x2="11.037cm" svg:y2="6.866cm" draw:start-shape="id2" draw:start-glue-point="1" draw:end-shape="id5" draw:end-glue-point="3" svg:d="m5436 6866h5601">
          <text:p text:style-name="P2"><text:span text:style-name="T2">[start]</text:span></text:p>
        </draw:connector>
        <draw:custom-shape draw:style-name="gr8" draw:text-style-name="P3" xml:id="id4" draw:id="id4" draw:layer="layout" svg:width="2.953cm" svg:height="1.721cm" svg:x="25.591cm" svg:y="17.996cm">
          <draw:glue-point draw:id="4" svg:x="1.749cm" svg:y="-4.995cm"/>
          <draw:glue-point draw:id="5" svg:x="1.749cm" svg:y="5.013cm"/>
          <draw:glue-point draw:id="6" svg:x="3.498cm" svg:y="5.013cm"/>
          <draw:glue-point draw:id="7" svg:x="-1.749cm" svg:y="5.013cm"/>
          <text:p text:style-name="P2"><text:span text:style-name="T1">D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curve" draw:line-skew="0.277cm" svg:x1="15.595cm" svg:y1="7.501cm" svg:x2="15.596cm" svg:y2="11.049cm" draw:start-shape="id5" draw:start-glue-point="13" draw:end-shape="id6" draw:end-glue-point="1" svg:d="m15595 7501c1168 0 1168 3548 1 3548">
          <text:p text:style-name="P2"><text:span text:style-name="T2">[escape]</text:span></text:p>
        </draw:connector>
        <draw:connector draw:style-name="gr9" draw:text-style-name="P4" draw:layer="layout" draw:type="curve" draw:line-skew="-0.773cm" svg:x1="11.151cm" svg:y1="11.049cm" svg:x2="11.037cm" svg:y2="7.501cm" draw:start-shape="id6" draw:start-glue-point="3" draw:end-shape="id5" draw:end-glue-point="15" svg:d="m11151 11049c-2083 0-2026-3548-114-3548">
          <text:p text:style-name="P2"><text:span text:style-name="T2">[data]</text:span></text:p>
        </draw:connector>
        <draw:custom-shape draw:style-name="gr10" draw:text-style-name="P3" xml:id="id2" draw:id="id2" draw:layer="layout" svg:width="3.81cm" svg:height="1.905cm" svg:x="1.626cm" svg:y="5.914cm">
          <draw:glue-point draw:id="4" svg:x="1cm" svg:y="0cm" draw:align="top"/>
          <draw:glue-point draw:id="5" svg:x="1.749cm" svg:y="-5cm"/>
          <draw:glue-point draw:id="6" svg:x="-1.749cm" svg:y="-5cm"/>
          <draw:glue-point draw:id="7" svg:x="-3.498cm" svg:y="-5cm"/>
          <draw:glue-point draw:id="8" svg:x="-5.003cm" svg:y="-3.744cm"/>
          <draw:glue-point draw:id="9" svg:x="1.749cm" svg:y="5cm"/>
          <draw:glue-point draw:id="10" svg:x="0cm" svg:y="5cm"/>
          <text:p text:style-name="P2"><text:span text:style-name="T1">Read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7" draw:id="id7" draw:layer="layout" svg:width="7.62cm" svg:height="1.905cm" svg:x="20.924cm" svg:y="5.914cm">
          <draw:glue-point draw:id="4" svg:x="1cm" svg:y="0cm" draw:align="top"/>
          <draw:glue-point draw:id="5" svg:x="1.749cm" svg:y="-5cm"/>
          <draw:glue-point draw:id="6" svg:x="-1.749cm" svg:y="-5cm"/>
          <draw:glue-point draw:id="7" svg:x="-3.498cm" svg:y="-5cm"/>
          <draw:glue-point draw:id="8" svg:x="-5.003cm" svg:y="-3.744cm"/>
          <draw:glue-point draw:id="9" svg:x="1.749cm" svg:y="5cm"/>
          <draw:glue-point draw:id="10" svg:x="0cm" svg:y="5cm"/>
          <draw:glue-point draw:id="11" svg:x="-0.248cm" svg:y="0cm" draw:align="top" draw:escape-direction="up"/>
          <text:p text:style-name="P2"><text:span text:style-name="T1">PacketReceiv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curve" svg:x1="15.596cm" svg:y1="6.866cm" svg:x2="20.924cm" svg:y2="6.866cm" draw:start-shape="id5" draw:start-glue-point="1" draw:end-shape="id7" draw:end-glue-point="3" svg:d="m15596 6866h5328">
          <text:p text:style-name="P2"><text:span text:style-name="T2">[end]</text:span></text:p>
        </draw:connector>
        <draw:connector draw:style-name="gr12" draw:text-style-name="P3" draw:layer="layout" draw:type="curve" draw:line-skew="-2.824cm" svg:x1="24.734cm" svg:y1="5.914cm" svg:x2="3.531cm" svg:y2="5.914cm" draw:start-shape="id7" draw:start-glue-point="0" draw:end-shape="id2" svg:d="m24734 5914c0-4989-21203-4989-21203 0">
          <text:p text:style-name="P2"><text:span text:style-name="T1">readPacket()</text:span></text:p>
        </draw:connector>
        <draw:connector draw:style-name="gr7" draw:text-style-name="P4" draw:layer="layout" draw:type="curve" svg:x1="14.894cm" svg:y1="14.401cm" svg:x2="25.591cm" svg:y2="18.856cm" draw:start-shape="id3" draw:start-glue-point="10" draw:end-shape="id4" draw:end-glue-point="3" svg:d="m14894 14401c0 2970 3565 4455 10697 4455">
          <text:p text:style-name="P2"><text:span text:style-name="T2">(disconnect)</text:span></text:p>
        </draw:connector>
        <draw:connector draw:style-name="gr13" draw:text-style-name="P4" draw:layer="layout" draw:type="curve" draw:line-skew="0.483cm -5.031cm -0.5cm" svg:x1="15.595cm" svg:y1="6.148cm" svg:x2="11.152cm" svg:y2="6.148cm" draw:start-shape="id5" draw:start-glue-point="16" draw:end-shape="id5" draw:end-glue-point="8" svg:d="m15595 6148c1477 0 985-2541-2287-2541s-3831 2541-2156 2541">
          <text:p text:style-name="P2"><text:span text:style-name="T2">[data]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justify" draw:textarea-vertical-align="top" draw:fit-to-contour="false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32cm" fo:margin-bottom="0.432cm" fo:margin-left="0.356cm" fo:margin-right="0.35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bert Muil</meta:initial-creator>
    <meta:creation-date>2011-08-24T15:33:05</meta:creation-date>
    <dc:date>2011-11-24T10:37:22</dc:date>
    <dc:creator>Robert Muil</dc:creator>
    <meta:editing-duration>PT3H35M42S</meta:editing-duration>
    <meta:editing-cycles>13</meta:editing-cycles>
    <meta:generator>LibreOffice/3.3$Unix LibreOffice_project/330m19$Build-401</meta:generator>
    <meta:document-statistic meta:object-count="16"/>
  </office:meta>
</office:document-meta>
</file>